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P2" style:parent-style-name="Normal" style:family="paragraph">
      <style:paragraph-properties fo:margin-bottom="0.1388in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6in" svg:height="3.3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><draw:frame draw:z-index="251658240" draw:id="id1" draw:style-name="a1" draw:name="Picture 2" text:anchor-type="as-char" svg:x="0in" svg:y="0in" svg:width="6in" svg:height="3.4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"><draw:frame draw:z-index="251658240" draw:id="id2" draw:style-name="a2" draw:name="Picture 3" text:anchor-type="as-char" svg:x="0in" svg:y="0in" svg:width="6in" svg:height="3.31667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"/>
      <text:p text:style-name="P5"/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santh Khatokar</meta:initial-creator>
    <dc:creator>Prasanth Khatokar</dc:creator>
    <meta:creation-date>2024-09-11T04:06:00Z</meta:creation-date>
    <dc:date>2024-09-11T04:06:00Z</dc:date>
    <meta:template xlink:href="Normal" xlink:type="simple"/>
    <meta:editing-cycles>2</meta:editing-cycles>
    <meta:editing-duration>PT0S</meta:editing-duration>
    <meta:document-statistic meta:page-count="2" meta:paragraph-count="1" meta:word-count="12" meta:character-count="83" meta:row-count="1" meta:non-whitespace-character-count="72"/>
  </office:meta>
</office:document-meta>
</file>